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292cm" table:align="left" fo:background-color="#ffffff">
        <style:background-image/>
      </style:table-properties>
    </style:style>
    <style:style style:name="Table1.A" style:family="table-column">
      <style:table-column-properties style:column-width="5.292cm"/>
    </style:style>
    <style:style style:name="Table1.A1" style:family="table-cell">
      <style:table-cell-properties style:vertical-align="middle" fo:padding="0.132cm" fo:border="none"/>
    </style:style>
    <style:style style:name="P1" style:family="paragraph" style:parent-style-name="Text_20_body">
      <style:paragraph-properties fo:margin-left="0cm" fo:margin-right="0cm" fo:margin-top="0cm" fo:margin-bottom="0cm" style:line-height-at-least="0.476cm" fo:orphans="2" fo:widows="2" fo:text-indent="0cm" style:auto-text-indent="false" fo:padding="0cm" fo:border="none"/>
      <style:text-properties fo:font-variant="normal" fo:text-transform="none" fo:color="#000000" style:font-name="Georgia" fo:font-size="10.5pt" fo:letter-spacing="normal" fo:font-style="normal" fo:font-weight="normal" fo:background-color="transparent"/>
    </style:style>
    <style:style style:name="P2" style:family="paragraph" style:parent-style-name="Text_20_body">
      <style:paragraph-properties fo:margin-left="0cm" fo:margin-right="0cm" fo:margin-top="0cm" fo:margin-bottom="0cm" style:line-height-at-least="0.476cm" fo:text-align="center" style:justify-single-word="false" fo:orphans="2" fo:widows="2" fo:text-indent="0cm" style:auto-text-indent="false" fo:padding="0cm" fo:border="none"/>
      <style:text-properties fo:font-variant="normal" fo:text-transform="none" fo:color="#000000" fo:letter-spacing="normal"/>
    </style:style>
    <style:style style:name="P3" style:family="paragraph" style:parent-style-name="Text_20_body">
      <style:paragraph-properties fo:margin-left="0cm" fo:margin-right="0cm" fo:margin-top="0cm" fo:margin-bottom="0cm" style:line-height-at-least="0.476cm" fo:orphans="2" fo:widows="2" fo:text-indent="0cm" style:auto-text-indent="false" fo:padding="0cm" fo:border="none"/>
    </style:style>
    <style:style style:name="P4" style:family="paragraph" style:parent-style-name="Text_20_body">
      <style:paragraph-properties fo:margin-left="0cm" fo:margin-right="0cm" fo:margin-top="0cm" fo:margin-bottom="0cm" style:line-height-at-least="0.318cm" fo:orphans="2" fo:widows="2" fo:text-indent="0cm" style:auto-text-indent="false" fo:padding="0cm" fo:border="none"/>
    </style:style>
    <style:style style:name="P5" style:family="paragraph" style:parent-style-name="Table_20_Contents">
      <style:paragraph-properties fo:margin-left="0cm" fo:margin-right="0cm" fo:margin-top="0cm" fo:margin-bottom="0cm" style:line-height-at-least="0.476cm" fo:text-align="center" style:justify-single-word="false" fo:text-indent="0cm" style:auto-text-indent="false" fo:padding="0cm" fo:border="none"/>
      <style:text-properties style:font-name="Georgia" fo:font-size="10.5pt"/>
    </style:style>
    <style:style style:name="P6" style:family="paragraph" style:parent-style-name="Table_20_Contents">
      <style:paragraph-properties fo:margin-left="0cm" fo:margin-right="0cm" fo:margin-top="0cm" fo:margin-bottom="0cm" style:line-height-at-least="0.476cm" fo:text-align="center" style:justify-single-word="false" fo:text-indent="0cm" style:auto-text-indent="false" fo:padding="0cm" fo:border="none"/>
    </style:style>
    <style:style style:name="T1" style:family="text">
      <style:text-properties fo:background-color="transparent"/>
    </style:style>
    <style:style style:name="T2" style:family="text">
      <style:text-properties fo:font-weight="bold" fo:background-color="transparent"/>
    </style:style>
    <style:style style:name="T3" style:family="text">
      <style:text-properties fo:color="#003300" style:text-line-through-style="none" style:font-name="Georgia" fo:font-size="10.5pt" style:text-underline-style="none" fo:font-weight="bold" style:text-blinking="false"/>
    </style:style>
    <style:style style:name="T4" style:family="text">
      <style:text-properties fo:color="#003300" style:text-line-through-style="none" style:font-name="Georgia" fo:font-size="10.5pt" style:text-underline-style="none" fo:font-weight="bold" style:text-blinking="false" fo:background-color="transparent"/>
    </style:style>
    <style:style style:name="T5" style:family="text">
      <style:text-properties fo:color="#003300" style:text-line-through-style="none" style:font-name="Georgia" fo:font-size="10.5pt" style:text-underline-style="none" style:text-blinking="false"/>
    </style:style>
    <style:style style:name="T6" style:family="text">
      <style:text-properties style:font-name="Georgia" fo:font-size="10.5pt"/>
    </style:style>
    <style:style style:name="T7" style:family="text">
      <style:text-properties fo:font-variant="normal" fo:text-transform="none" fo:color="#000000" style:font-name="Georgia" fo:font-size="12pt" fo:letter-spacing="normal" fo:font-style="normal" fo:font-weight="bold" fo:background-color="transparent"/>
    </style:style>
    <style:style style:name="T8" style:family="text">
      <style:text-properties fo:font-variant="normal" fo:text-transform="none" fo:color="#000000" style:font-name="Georgia" fo:font-size="9pt" fo:letter-spacing="normal" fo:font-style="normal" fo:font-weight="normal"/>
    </style:style>
    <style:style style:name="T9" style:family="text">
      <style:text-properties fo:font-variant="normal" fo:text-transform="none" fo:color="#000000" style:font-name="Georgia" fo:font-size="9pt" fo:letter-spacing="normal" fo:font-style="normal" fo:font-weight="normal" fo:background-color="transparent"/>
    </style:style>
    <style:style style:name="T10" style:family="text">
      <style:text-properties fo:font-variant="normal" fo:text-transform="none" fo:color="#000000" style:font-name="Georgia" fo:font-size="7.5pt" fo:letter-spacing="normal" fo:font-style="normal" fo:font-weight="bold" fo:background-color="transparent"/>
    </style:style>
    <style:style style:name="T11" style:family="text">
      <style:text-properties fo:font-variant="normal" fo:text-transform="none" fo:color="#000000" style:font-name="Georgia" fo:font-size="7.5pt" fo:letter-spacing="normal" fo:font-style="normal" fo:font-weight="normal"/>
    </style:style>
    <style:style style:name="T12" style:family="text">
      <style:text-properties fo:font-variant="normal" fo:text-transform="none" fo:color="#000000" style:font-name="Georgia" fo:font-size="7.5pt" fo:letter-spacing="normal" fo:font-style="normal" fo:font-weight="normal" fo:background-color="transparent"/>
    </style:style>
    <style:style style:name="T13" style:family="text">
      <style:text-properties fo:font-variant="normal" fo:text-transform="none" fo:color="#003300" style:text-line-through-style="none" style:font-name="Georgia" fo:font-size="9pt" fo:letter-spacing="normal" fo:font-style="normal" style:text-underline-style="none" fo:font-weight="bold" style:text-blinking="false" fo:background-color="transparent"/>
    </style:style>
    <style:style style:name="T14" style:family="text">
      <style:text-properties fo:font-variant="normal" fo:text-transform="none" fo:color="#003300" style:text-line-through-style="none" style:font-name="Georgia" fo:font-size="7.5pt" fo:letter-spacing="normal" fo:font-style="normal" style:text-underline-style="none" fo:font-weight="bold" style:text-blinking="false" fo:background-color="transparent"/>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to the website of the Diocese Museum van Vliet, a jewel among the Dutch house museums. The house is unique in the authentic interiors in the last quarter of the nineteenth century. The atmosphere is determined by the wealth and taste of the fin de siècle. It is the world Diocese of Paulina van Vliet (1840-1923), the last descendant of an old family from the town Haastrecht rains, near Gouda.</text:p>
      <text:p text:style-name="P3"><draw:frame draw:style-name="fr1" draw:name="Frame1" text:anchor-type="paragraph" svg:width="5.292cm" draw:z-index="0"><draw:text-box fo:min-height="0cm"><table:table table:name="Table1" table:style-name="Table1"><table:table-column table:style-name="Table1.A"/><table:table-row><table:table-cell table:style-name="Table1.A1" office:value-type="string"><text:p text:style-name="P5"><text:span text:style-name="T2">Groups in the winter</text:span><text:line-break/><text:span text:style-name="T1">From October 15 through April 14, groups (minimum 8 people) welcome by appointment on Thursdays between 10.00 and 16.00 hours.</text:span><text:line-break/><text:span text:style-name="T1">Tel: 0182-501354 or bisdomvanvliet@planet.nl</text:span></text:p><text:p text:style-name="Horizontal_20_Line"/><text:p text:style-name="P6"><text:a xlink:type="simple" xlink:href="http://www.bisdomvanvliet.nl/boek.html"><text:span text:style-name="T4">New guide for Museum</text:span></text:a><text:a xlink:type="simple" xlink:href="http://www.bisdomvanvliet.nl/boek.html"><text:span text:style-name="T3"><text:line-break/></text:span></text:a><text:a xlink:type="simple" xlink:href="http://www.bisdomvanvliet.nl/boek.html"><text:span text:style-name="T4">Diocese van Vliet</text:span></text:a><text:span text:style-name="T6"><text:line-break/><text:line-break/></text:span><text:span text:style-name="T5"><draw:a xlink:type="simple" xlink:href="http://www.bisdomvanvliet.nl/boek.html"><draw:frame draw:style-name="fr2" draw:name="graphics1" text:anchor-type="as-char" svg:width="4.736cm" svg:height="5.741cm" draw:z-index="2"><draw:image xlink:href="http://www.bisdomvanvliet.nl/jpgs/omslag_boek.jpg" xlink:type="simple" xlink:show="embed" xlink:actuate="onLoad"/></draw:frame></draw:a></text:span></text:p></table:table-cell></table:table-row></table:table></draw:text-box></draw:frame><text:span text:style-name="T7">Time travel</text:span><text:span text:style-name="T8"><text:line-break/></text:span><text:span text:style-name="T9">It appears as if you step into a different time on a visit to the home of Paulina Diocese van Vliet. The reception rooms are today dressed in a solemn silence. The sound of footsteps and voices are muffled by thick, Deventer carpets and heavy velvet curtains. You only hear the ticking of a calming of the many clocks.</text:span><text:span text:style-name="T8"><text:line-break/></text:span><text:span text:style-name="T9">This tranquil character of Diocese Museum van Vliet is cherished as a valuable quality. Therefore, no large numbers of people at once admitted to the museum.</text:span><text:span text:style-name="T8"><text:line-break/></text:span><text:span text:style-name="T9">If you walk around through the rooms of Paulina you can really imagine what it must have been living here. The interiors are close to historical reality because there is an authentic living museum situation is shown without additions or changes.</text:span><text:span text:style-name="T8"><text:line-break/></text:span><text:span text:style-name="T9">&gt; </text:span><text:a xlink:type="simple" xlink:href="http://www.bisdomvanvliet.nl/bezoek.html"><text:span text:style-name="T13">Back to visitor information</text:span></text:a></text:p>
      <text:p text:style-name="P3"><text:span text:style-name="T7">The Museum</text:span><text:span text:style-name="T8"><text:line-break/></text:span><text:span text:style-name="T9">The museum shows 300 years of accumulated family property of the Diocese of sex Vliet. But above all it is a very unique and valuable historical document as a museum of living around 1900. Because the interior is completely original remained with all its interior textiles, such as fixed carpets, curtains and door curtains. No seat was moved and not Chinese sign hanging since the death of Pauline in 1923. The atmosphere of the interiors from the time of Couperus' heroine Eline Vere in Diocese Museum van Vliet therefore a very tangible.</text:span><text:span text:style-name="T8"><text:line-break/></text:span><text:span text:style-name="T9">&gt; </text:span><text:a xlink:type="simple" xlink:href="http://www.bisdomvanvliet.nl/museum.html"><text:span text:style-name="T13">More about the Museum</text:span></text:a></text:p>
      <text:p text:style-name="P3"><text:span text:style-name="T7">The Collection</text:span><text:span text:style-name="T8"><text:line-break/></text:span><text:span text:style-name="T9">The house contains the family belongings of the Regent, in 1694 in this rural area had landed there in 1874-1877 and a new family home built. The collection of the museum, therefore, includes everything in a posh mansion could be found: furniture, clocks, paintings, prints, drawings, ceramics, glassware, silver, lamps, books, medals, photographs and all kinds of small decorative and functional items. Remarkable is the wealth of Oriental and European ceramics. The interiors owe their characteristic 'picturesqueness' of Paulina's passion for porcelain and pottery that adorned her house.</text:span><text:span text:style-name="T8"><text:line-break/></text:span><text:span text:style-name="T9">&gt; </text:span><text:a xlink:type="simple" xlink:href="http://www.bisdomvanvliet.nl/collectie.html"><text:span text:style-name="T13">More about the Collection</text:span></text:a></text:p>
      <text:p text:style-name="P3"><text:span text:style-name="T7">The Family</text:span><text:span text:style-name="T8"><text:line-break/></text:span><text:span text:style-name="T9">The Diocese of Vliet family consists mainly of merchants and landowners since the seventeenth century a considerable wealth built up by investments in companies such as VOC and real estate. Some family members held important administrative positions in Haastrecht and the surrounding area, including that of Dijkgraaf and mayor. The last scion of the family, Paulina le Fèvre de Montigny - Diocese Vliet died childless in 1923. It has almost her entire estate to be found in the Diocese of Vliet Museum Foundation.</text:span><text:span text:style-name="T8"><text:line-break/></text:span><text:span text:style-name="T9">&gt; </text:span><text:a xlink:type="simple" xlink:href="http://www.bisdomvanvliet.nl/familie.html"><text:span text:style-name="T13">More about the Family</text:span></text:a></text:p>
      <text:p text:style-name="P2"><draw:frame draw:style-name="fr2" draw:name="graphics2" text:anchor-type="as-char" svg:width="7.567cm" svg:height="0.688cm" draw:z-index="1"><draw:image xlink:href="http://www.bisdomvanvliet.nl/gifs/ornament.gif" xlink:type="simple" xlink:show="embed" xlink:actuate="onLoad"/></draw:frame></text:p>
      <text:p text:style-name="P4"><text:span text:style-name="T10">Site Credits</text:span><text:span text:style-name="T11"><text:line-break/></text:span><text:span text:style-name="T12">Content and image editors </text:span><text:a xlink:type="simple" xlink:href="http://www.barbaralaan.com/" office:target-frame-name="_blank" xlink:show="new"><text:span text:style-name="T14">interior historian Barbara Avenue</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Times New Roman',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ane Reeve</meta:initial-creator>
    <meta:creation-date>2010-11-02T16:17:15</meta:creation-date>
    <meta:document-statistic meta:table-count="1" meta:image-count="2" meta:object-count="0" meta:page-count="1" meta:paragraph-count="9" meta:word-count="533" meta:character-count="3230"/>
    <dc:date>2010-11-02T16:17:37</dc:date>
    <dc:creator>Diane Reeve</dc:creator>
    <meta:editing-duration>PT00H00M23S</meta:editing-duration>
    <meta:editing-cycles>1</meta:editing-cycles>
    <meta:generator>OpenOffice.org/3.2$Linux OpenOffice.org_project/320m19$Build-9505</meta:generator>
  </office:meta>
</office:document-meta>
</file>